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29e" officeooo:paragraph-rsid="00001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ues Dokumen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 Kauer</meta:initial-creator>
    <meta:creation-date>2017-06-03T22:16:27.113848378</meta:creation-date>
    <dc:date>2017-06-03T22:17:20.550867820</dc:date>
    <dc:creator>Heinz Kauer</dc:creator>
    <meta:editing-duration>PT56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3"/>
    <meta:generator>LibreOffice/5.1.6.2$Linux_X86_64 LibreOffice_project/10m0$Build-2</meta:generator>
  </office:meta>
</office:document-meta>
</file>